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9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80008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ffffa6" fo:border="0.06pt solid #000000" style:vertical-align="middl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800080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21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office:value-type="string" calcext:value-type="string">
            <text:p>Traveling: 10m</text:p>
          </table:table-cell>
          <table:table-cell table:number-columns-repeated="4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31" office:value-type="string" calcext:value-type="string">
            <text:p>Closed</text:p>
          </table:table-cell>
          <table:table-cell table:style-name="ce36" office:value-type="string" calcext:value-type="string">
            <text:p>Wait → Explanation + info+🕑</text:p>
          </table:table-cell>
          <table:table-cell table:number-columns-repeated="2" table:style-name="ce31" office:value-type="string" calcext:value-type="string">
            <text:p>Closed</text:p>
          </table:table-cell>
          <table:table-cell table:style-name="ce32" office:value-type="string" calcext:value-type="string">
            <text:p>Hunt → cat+🕑</text:p>
          </table:table-cell>
          <table:table-cell/>
          <table:table-cell office:value-type="string" calcext:value-type="string">
            <text:p>Wait or forest+ cat</text:p>
          </table:table-cell>
          <table:table-cell/>
          <table:table-cell office:value-type="string" calcext:value-type="string">
            <text:p>1h or 10m + 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32" office:value-type="string" calcext:value-type="string" table:number-columns-spanned="1" table:number-rows-spanned="4">
            <text:p><text:span text:style-name="T14">Q+Jesters</text:span></text:p>
            <text:p><text:span text:style-name="T14">accuse Q (insist)→rip</text:span></text:p>
            <text:p><text:span text:style-name="T15">Forest → $$$$$+🕑+guards</text:span></text:p>
            <text:p><text:span text:style-name="T14">Cat → $$+🕑</text:span></text:p>
          </table:table-cell>
          <table:table-cell table:style-name="ce32" office:value-type="string" calcext:value-type="string" table:number-columns-spanned="1" table:number-rows-spanned="3">
            <text:p><text:span text:style-name="T14">Quests</text:span></text:p>
            <text:p><text:span text:style-name="T15">Flower+🕑 → $$ if fruit</text:span></text:p>
            <text:p><text:span text:style-name="T14">Lost cat to castle → $$+🕑</text:span></text:p>
            <text:p><text:span text:style-name="T14">Clean garden → $$$+🕑🕑</text:span></text:p>
          </table:table-cell>
          <table:table-cell table:style-name="ce33" office:value-type="string" calcext:value-type="string">
            <text:p>Occupied</text:p>
          </table:table-cell>
          <table:table-cell table:style-name="ce32" office:value-type="string" calcext:value-type="string">
            <text:p>Mouse!</text:p>
            <text:p>Cheese/cat → $$+🕑</text:p>
            <text:p><text:span text:style-name="T14">Rob → 🕑🕑🕑</text:span></text:p>
          </table:table-cell>
          <table:table-cell table:style-name="ce40" office:value-type="string" calcext:value-type="string" table:number-columns-spanned="1" table:number-rows-spanned="4">
            <text:p>Glitches!</text:p>
          </table:table-cell>
          <table:table-cell/>
          <table:table-cell office:value-type="string" calcext:value-type="string">
            <text:p><text:span text:style-name="T14">(forest)+</text:span>garden+flower+lab</text:p>
          </table:table-cell>
          <table:table-cell/>
          <table:table-cell office:value-type="string" calcext:value-type="string">
            <text:p><text:span text:style-name="T14">(10m)+ </text:span>10m + 30m  +1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32"/>
          <table:table-cell table:style-name="ce32" office:value-type="string" calcext:value-type="string">
            <text:p>Kid → info+ ??? +🕑</text:p>
          </table:table-cell>
          <table:table-cell table:style-name="ce32" office:value-type="string" calcext:value-type="string" table:number-columns-spanned="1" table:number-rows-spanned="2">
            <text:p><text:span text:style-name="T14">$→bread tea</text:span></text:p>
            <text:p><text:span text:style-name="T14">$$→beer  sleep +🕑🕑</text:span></text:p>
            <text:p><text:span text:style-name="T14">$$$ → Wines</text:span></text:p>
            <text:p><text:span text:style-name="T14">Everything +🕑</text:span></text:p>
          </table:table-cell>
          <table:covered-table-cell table:style-name="ce42"/>
          <table:table-cell/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32"/>
          <table:table-cell table:style-name="ce38" office:value-type="string" calcext:value-type="string">
            <text:p><text:span text:style-name="T14">Occupied again</text:span></text:p>
            <text:p><text:span text:style-name="T16">Search→  Notes +</text:span><text:span text:style-name="T17">🕑🕑</text:span></text:p>
          </table:table-cell>
          <table:covered-table-cell table:style-name="ce39"/>
          <table:covered-table-cell table:style-name="ce35"/>
          <table:table-cell/>
          <table:table-cell office:value-type="string" calcext:value-type="string">
            <text:p>Castle + forest to Q</text:p>
          </table:table-cell>
          <table:table-cell/>
          <table:table-cell office:value-type="string" calcext:value-type="string">
            <text:p>10m + 5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32"/>
          <table:table-cell table:style-name="ce32" office:value-type="string" calcext:value-type="string">
            <text:p>(No quests, out for lunch)</text:p>
            <text:p><text:span text:style-name="T14">Old man → ???+🕑</text:span></text:p>
          </table:table-cell>
          <table:table-cell table:style-name="ce34" office:value-type="string" calcext:value-type="string" table:number-columns-spanned="1" table:number-rows-spanned="2">
            <text:p>Out for lunch</text:p>
            <text:p>Lab or search → rip</text:p>
          </table:table-cell>
          <table:table-cell table:style-name="ce32" office:value-type="string" calcext:value-type="string" table:number-columns-spanned="1" table:number-rows-spanned="2">
            <text:p><text:span text:style-name="T14">^+ $→bread tea</text:span></text:p>
            <text:p><text:span text:style-name="T14">$$→beer  sleep +🕑🕑</text:span></text:p>
            <text:p><text:span text:style-name="T16">$$$ → Wines </text:span><text:span text:style-name="T17">soup+🕑🕑</text:span></text:p>
            <text:p><text:span text:style-name="T14">Everything +🕑</text:span></text:p>
          </table:table-cell>
          <table:covered-table-cell table:style-name="ce35"/>
          <table:table-cell/>
          <table:table-cell office:value-type="string" calcext:value-type="string">
            <text:p>Tavern + Wine + park</text:p>
          </table:table-cell>
          <table:table-cell/>
          <table:table-cell office:value-type="string" calcext:value-type="string">
            <text:p>10m + 30m + 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33" office:value-type="string" calcext:value-type="string">
            <text:p><text:span text:style-name="T14">(no Q, lunch)</text:span></text:p>
            <text:p><text:span text:style-name="T14">guard → info on Q +🕑</text:span></text:p>
            <text:p><text:span text:style-name="T14">Wine→arrest+🕑🕑🕑</text:span></text:p>
            <text:p><text:span text:style-name="T14">Cat → $$+🕑</text:span></text:p>
          </table:table-cell>
          <table:table-cell table:style-name="ce32" office:value-type="string" calcext:value-type="string" table:number-columns-spanned="1" table:number-rows-spanned="6">
            <text:p><text:span text:style-name="T14">Old man → ???+🕑</text:span></text:p>
            <text:p><text:span text:style-name="T15">Kid → Info+🕑</text:span></text:p>
            <text:p>Quests</text:p>
            <text:p>Lost cat to castle → $$+🕑</text:p>
            <text:p><text:span text:style-name="T5">Clean garden → $$$+🕑🕑</text:span></text:p>
            <text:p><text:span text:style-name="T14">Flower(if) → fruit</text:span></text:p>
          </table:table-cell>
          <table:covered-table-cell table:style-name="ce32"/>
          <table:covered-table-cell table:style-name="ce35"/>
          <table:table-cell table:style-name="ce32" office:value-type="string" calcext:value-type="string" table:number-columns-spanned="1" table:number-rows-spanned="7">
            <text:p>Search→🕑+🕑+ empty potion</text:p>
            <text:p>Hunt +🕑🕑</text:p>
            <text:p>Guard(if): alcool → proofs+🕑</text:p>
          </table:table-cell>
          <table:table-cell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34" office:value-type="string" calcext:value-type="string" table:number-columns-spanned="1" table:number-rows-spanned="4">
            <text:p>accuse Q (insist)→rip</text:p>
            <text:p><text:span text:style-name="T5">tavern → $$$$$+🕑+guards</text:span></text:p>
            <text:p>Forest→🕑</text:p>
            <text:p>Wizard→find 2 proofs → rip</text:p>
            <text:p><text:span text:style-name="T14">Cat → $$+🕑</text:span></text:p>
          </table:table-cell>
          <table:covered-table-cell table:style-name="ce32"/>
          <table:table-cell table:style-name="ce32" office:value-type="string" calcext:value-type="string" table:number-columns-spanned="1" table:number-rows-spanned="3">
            <text:p>Oc<text:span text:style-name="T18">cupied</text:span></text:p>
            <text:p><text:span text:style-name="T19">Lab →if not kid+notes rip</text:span></text:p>
            <text:p><text:span text:style-name="T20">Else Explanation + quest +</text:span><text:span text:style-name="T21">🕑</text:span></text:p>
            <text:p><text:span text:style-name="T19">-wine</text:span></text:p>
            <text:p><text:span text:style-name="T19">-10$</text:span></text:p>
            <text:p><text:span text:style-name="T19">-flower</text:span></text:p>
            <text:p><text:span text:style-name="T19">-sample of the glitch</text:span></text:p>
            <text:p><text:span text:style-name="T19">If enough →medium end</text:span></text:p>
          </table:table-cell>
          <table:table-cell table:style-name="ce40" office:value-type="string" calcext:value-type="string" table:number-columns-spanned="1" table:number-rows-spanned="6">
            <text:p>Glitches!</text:p>
          </table:table-cell>
          <table:covered-table-cell table:style-name="ce35"/>
          <table:table-cell/>
          <table:table-cell office:value-type="string" calcext:value-type="string">
            <text:p>garden pt.2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34"/>
          <table:covered-table-cell table:number-columns-repeated="2" table:style-name="ce32"/>
          <table:covered-table-cell table:style-name="ce40"/>
          <table:covered-table-cell table:style-name="ce35"/>
          <table:table-cell/>
          <table:table-cell office:value-type="string" calcext:value-type="string">
            <text:p>kid+tavern+castle</text:p>
          </table:table-cell>
          <table:table-cell/>
          <table:table-cell office:value-type="string" calcext:value-type="string">
            <text:p>30m+10m+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34"/>
          <table:covered-table-cell table:style-name="ce32"/>
          <table:covered-table-cell table:style-name="ce33"/>
          <table:covered-table-cell/>
          <table:covered-table-cell table:style-name="ce35"/>
          <table:table-cell/>
          <table:table-cell office:value-type="string" calcext:value-type="string">
            <text:p>tavern to Q+lab+secret pass + wait</text:p>
          </table:table-cell>
          <table:table-cell/>
          <table:table-cell office:value-type="string" calcext:value-type="string">
            <text:p>50m+10m+10m +1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35"/>
          <table:covered-table-cell table:style-name="ce32"/>
          <table:table-cell table:style-name="ce35" office:value-type="string" calcext:value-type="string">
            <text:p>Kid sneaking around</text:p>
          </table:table-cell>
          <table:covered-table-cell table:style-name="ce33"/>
          <table:covered-table-cell table:style-name="ce32"/>
          <table:table-cell/>
          <table:table-cell office:value-type="string" calcext:value-type="string">
            <text:p>Quest + Tavern + sneak guard</text:p>
          </table:table-cell>
          <table:table-cell/>
          <table:table-cell office:value-type="string" calcext:value-type="string">
            <text:p>30m + 10m + 3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31" office:value-type="string" calcext:value-type="string">
            <text:p>Closed (convocation)</text:p>
          </table:table-cell>
          <table:covered-table-cell table:style-name="ce32"/>
          <table:table-cell table:style-name="ce35" office:value-type="string" calcext:value-type="string" table:number-columns-spanned="1" table:number-rows-spanned="2">
            <text:p>(If default)Closed</text:p>
          </table:table-cell>
          <table:covered-table-cell table:style-name="ce41"/>
          <table:covered-table-cell table:style-name="ce35"/>
          <table:table-cell/>
          <table:table-cell office:value-type="string" calcext:value-type="string">
            <text:p>get the glitch+ back to W</text:p>
          </table:table-cell>
          <table:table-cell/>
          <table:table-cell office:value-type="string" calcext:value-type="string">
            <text:p>30m+1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31" office:value-type="string" calcext:value-type="string">
            <text:p>Closed</text:p>
          </table:table-cell>
          <table:table-cell table:style-name="ce37" office:value-type="string" calcext:value-type="string">
            <text:p>(If default) End</text:p>
          </table:table-cell>
          <table:covered-table-cell table:number-columns-repeated="2" table:style-name="ce33"/>
          <table:covered-table-cell table:style-name="ce31"/>
          <table:table-cell table:number-columns-repeated="6"/>
        </table:table-row>
        <table:table-row table:style-name="ro3" table:number-rows-repeated="1048558">
          <table:table-cell table:number-columns-repeated="12"/>
        </table:table-row>
        <table:table-row table:style-name="ro4" table:number-rows-repeated="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7:53:54.4385594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1-03-14T18:01:21.295087076</dc:date>
    <meta:editing-duration>PT1H22M26S</meta:editing-duration>
    <meta:editing-cycles>11</meta:editing-cycles>
    <meta:generator>LibreOffice/6.4.6.2$Linux_X86_64 LibreOffice_project/40$Build-2</meta:generator>
    <meta:document-statistic meta:table-count="1" meta:cell-count="69" meta:object-count="0"/>
  </office:meta>
</office:document-meta>
</file>